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paragraph-rsid="00127e08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127e08" officeooo:paragraph-rsid="00127e08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  <style:text-properties style:font-name="Courier New" fo:font-weight="bold" officeooo:paragraph-rsid="00127e08" style:font-weight-asian="bold" style:font-weight-complex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Courier New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Courier New" fo:font-weight="bold" style:font-weight-asian="bold" style:font-weight-complex="bold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Courier New" fo:font-weight="bold" officeooo:rsid="00127e08" officeooo:paragraph-rsid="00127e08" style:font-weight-asian="bold" style:font-weight-complex="bold"/>
    </style:style>
    <style:style style:name="T1" style:family="text">
      <style:text-properties officeooo:rsid="00127e08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verwhelmed</text:span></text:p>
      <text:p text:style-name="P2"/>
      <text:p text:style-name="P2">Scale: C Major</text:p>
      <text:p text:style-name="P1">Time Signature: 6/8</text:p>
      <text:p text:style-name="P1">Tempo: 145</text:p>
      <text:p text:style-name="P1"/>
      <text:p text:style-name="P3">[INTRO] C Dm Am</text:p>
      <text:p text:style-name="P1"/>
      <text:p text:style-name="P1"/>
      <text:p text:style-name="P3">F <text:s text:c="23"/>C</text:p>
      <text:p text:style-name="P1">I see the work of Your Hands</text:p>
      <text:p text:style-name="P3">G <text:s text:c="17"/>Am <text:s text:c="7"/>G <text:s text:c="8"/>F</text:p>
      <text:p text:style-name="P1">Galaxies spin in a Heavenly dance oh God</text:p>
      <text:p text:style-name="P3"><text:s text:c="14"/>C <text:s text:c="13"/>G</text:p>
      <text:p text:style-name="P1">All that You are is so overwhelming</text:p>
      <text:p text:style-name="P1"/>
      <text:p text:style-name="P3">F <text:s text:c="25"/>C</text:p>
      <text:p text:style-name="P1">I hear the sound of Your Voice</text:p>
      <text:p text:style-name="P1"><text:s text:c="9"/><text:span text:style-name="T2">G <text:s text:c="23"/>Am <text:s text:c="7"/>G <text:s text:c="5"/>F</text:span></text:p>
      <text:p text:style-name="P1">All at once it’s a gentle and thundering noise oh God</text:p>
      <text:p text:style-name="P1"><text:s text:c="14"/><text:span text:style-name="T2">C <text:s text:c="15"/>G</text:span></text:p>
      <text:p text:style-name="P1">All that You are is so overwhelming</text:p>
      <text:p text:style-name="P1"/>
      <text:p text:style-name="P1"/>
      <text:p text:style-name="P8">[chorus]</text:p>
      <text:p text:style-name="P6"/>
      <text:p text:style-name="P6"><text:s text:c="5"/><text:span text:style-name="T2">C <text:s text:c="15"/>G</text:span></text:p>
      <text:p text:style-name="P6">I delight myself in You</text:p>
      <text:p text:style-name="P6"><text:s text:c="7"/><text:span text:style-name="T2">Am <text:s text:c="14"/>F</text:span></text:p>
      <text:p text:style-name="P6">Captivated by Your beauty</text:p>
      <text:p text:style-name="P6"><text:s text:c="10"/><text:span text:style-name="T2">C <text:s text:c="15"/>G <text:s text:c="8"/>Am F</text:span></text:p>
      <text:p text:style-name="P6">I’m overwhelmed, I’m overwhelmed by You</text:p>
      <text:p text:style-name="P6"/>
      <text:p text:style-name="P7"><text:s text:c="8"/>C <text:s text:c="14"/>G</text:p>
      <text:p text:style-name="P6">God, I run into Your arms</text:p>
      <text:p text:style-name="P6"><text:s text:c="6"/><text:span text:style-name="T2">Am <text:s text:c="15"/>F</text:span></text:p>
      <text:p text:style-name="P6">Unashamed because of mercy</text:p>
      <text:p text:style-name="P6"><text:s text:c="11"/><text:span text:style-name="T2">C <text:s text:c="16"/>G <text:s text:c="5"/>C <text:s text:c="2"/>Dm Am</text:span></text:p>
      <text:p text:style-name="P6">I’m overwhelmed, I’m overwhelmed by You</text:p>
      <text:p text:style-name="P1"/>
      <text:p text:style-name="P3">F <text:s text:c="25"/>C</text:p>
      <text:p text:style-name="P1">I know the power of Your Cross</text:p>
      <text:p text:style-name="P1"><text:s text:c="4"/><text:span text:style-name="T2">G <text:s text:c="16"/>Am <text:s text:c="8"/>G <text:s text:c="5"/>F</text:span></text:p>
      <text:p text:style-name="P1">Forgiven and free forever You’ll be my God</text:p>
      <text:p text:style-name="P1"><text:s text:c="17"/><text:span text:style-name="T2">C <text:s text:c="10"/>G</text:span></text:p>
      <text:p text:style-name="P1">All that You’ve done is so overwhelming</text:p>
      <text:p text:style-name="P1"><text:s/></text:p>
      <text:p text:style-name="P8"><text:span text:style-name="T2">[chorus]</text:span></text:p>
      <text:p text:style-name="P2"/>
      <text:p text:style-name="P4"><text:soft-page-break/>[bridge]</text:p>
      <text:p text:style-name="P1"/>
      <text:p text:style-name="P3">C <text:s text:c="19"/>G</text:p>
      <text:p text:style-name="P1">You are Beautiful, You are Beautiful</text:p>
      <text:p text:style-name="P3">F</text:p>
      <text:p text:style-name="P1">Oh God, there is no one more Beautiful</text:p>
      <text:p text:style-name="P3">C <text:s text:c="18"/>G <text:s text:c="19"/>F</text:p>
      <text:p text:style-name="P1">You are Beautiful, God you are the most Beautiful</text:p>
      <text:p text:style-name="P1"/>
      <text:p text:style-name="P3">C <text:s text:c="17"/>G</text:p>
      <text:p text:style-name="P1">You are Wonderful, You are Wonderful</text:p>
      <text:p text:style-name="P3">F</text:p>
      <text:p text:style-name="P1">Oh God, there is no one more Wonderful</text:p>
      <text:p text:style-name="P3">C <text:s text:c="18"/>G <text:s text:c="22"/>F</text:p>
      <text:p text:style-name="P1">You are Wonderful, God You are the most Wonderful</text:p>
      <text:p text:style-name="P1"/>
      <text:p text:style-name="P3">C <text:s text:c="17"/>G</text:p>
      <text:p text:style-name="P1">You are Glorious, You are Glorious</text:p>
      <text:p text:style-name="P3">F</text:p>
      <text:p text:style-name="P1">Oh God, there is no one more Glorious</text:p>
      <text:p text:style-name="P3">C <text:s text:c="17"/>G <text:s text:c="23"/>F <text:s/>C Dm Am F</text:p>
      <text:p text:style-name="P1">You are Glorious, God you are the most Glorious</text:p>
      <text:p text:style-name="P1"/>
      <text:p text:style-name="P3">C Dm Am</text:p>
      <text:p text:style-name="P1"/>
      <text:p text:style-name="P8">[chorus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201in" fo:margin-bottom="1in" fo:margin-left="1.1201in" fo:margin-right="0.8598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yne Plourde</meta:initial-creator>
    <meta:editing-cycles>3</meta:editing-cycles>
    <meta:print-date>2016-07-11T06:31:00</meta:print-date>
    <meta:creation-date>2016-07-11T06:30:00</meta:creation-date>
    <dc:date>2017-05-31T06:30:28.049892000</dc:date>
    <meta:editing-duration>PT29M36S</meta:editing-duration>
    <meta:generator>LibreOffice/5.2.5.1$MacOSX_X86_64 LibreOffice_project/0312e1a284a7d50ca85a365c316c7abbf20a4d22</meta:generator>
    <meta:document-statistic meta:table-count="0" meta:image-count="0" meta:object-count="0" meta:page-count="2" meta:paragraph-count="59" meta:word-count="252" meta:character-count="1681" meta:non-whitespace-character-count="899"/>
    <meta:user-defined meta:name="AppVersion">14.0000</meta:user-defined>
    <meta:user-defined meta:name="Company">SolaLuna Studi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